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0ef047" officeooo:paragraph-rsid="000ef047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2pt" officeooo:rsid="000ef047" officeooo:paragraph-rsid="000ef047" style:font-size-asian="10.5pt" style:font-size-complex="12pt"/>
    </style:style>
    <style:style style:name="P3" style:family="paragraph" style:parent-style-name="Standard">
      <style:text-properties fo:font-size="12pt" officeooo:rsid="00130127" officeooo:paragraph-rsid="00130127" style:font-size-asian="10.5pt" style:font-size-complex="12pt"/>
    </style:style>
    <style:style style:name="P4" style:family="paragraph" style:parent-style-name="Standard">
      <style:text-properties fo:font-size="12pt" officeooo:rsid="001790bb" officeooo:paragraph-rsid="001790bb" style:font-size-asian="10.5pt" style:font-size-complex="12pt"/>
    </style:style>
    <style:style style:name="P5" style:family="paragraph" style:parent-style-name="Standard">
      <style:text-properties fo:font-size="12pt" fo:font-weight="bold" officeooo:rsid="000ef047" officeooo:paragraph-rsid="000ef047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officeooo:rsid="00130127" officeooo:paragraph-rsid="00130127" style:font-size-asian="10.5pt" style:font-size-complex="12pt"/>
    </style:style>
    <style:style style:name="P7" style:family="paragraph" style:parent-style-name="Standard">
      <style:text-properties fo:font-size="12pt" officeooo:rsid="000ef047" officeooo:paragraph-rsid="000ef047" style:font-size-asian="10.5pt" style:font-size-complex="12pt"/>
    </style:style>
    <style:style style:name="P8" style:family="paragraph" style:parent-style-name="Standard">
      <style:text-properties fo:font-size="12pt" officeooo:rsid="001f0b9a" officeooo:paragraph-rsid="001f0b9a" style:font-size-asian="10.5pt" style:font-size-complex="12pt"/>
    </style:style>
    <style:style style:name="T1" style:family="text">
      <style:text-properties officeooo:rsid="00116056"/>
    </style:style>
    <style:style style:name="T2" style:family="text">
      <style:text-properties officeooo:rsid="00147b34"/>
    </style:style>
    <style:style style:name="T3" style:family="text">
      <style:text-properties officeooo:rsid="0016c261"/>
    </style:style>
    <style:style style:name="T4" style:family="text">
      <style:text-properties officeooo:rsid="00178643"/>
    </style:style>
    <style:style style:name="T5" style:family="text">
      <style:text-properties officeooo:rsid="0019c84f"/>
    </style:style>
    <style:style style:name="T6" style:family="text">
      <style:text-properties officeooo:rsid="001b4a85"/>
    </style:style>
    <style:style style:name="T7" style:family="text">
      <style:text-properties officeooo:rsid="001da8af"/>
    </style:style>
    <style:style style:name="T8" style:family="text">
      <style:text-properties officeooo:rsid="001f01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Initial Analysis</text:p>
      <text:p text:style-name="P5">What command codes do you see represented in the capture?</text:p>
      <text:p text:style-name="P2">['0x0B', '0xB9', '0xAB'<text:span text:style-name="T1">] all appear. </text:span></text:p>
      <text:p text:style-name="P3">0x0B: <text:span text:style-name="T2">Fast Read</text:span></text:p>
      <text:p text:style-name="P3">0xB9: <text:span text:style-name="T3">Deep Power Down</text:span></text:p>
      <text:p text:style-name="P3">0xAB: <text:span text:style-name="T4">Release from deep power down </text:span><text:span text:style-name="T5">or Read Electronic Signature</text:span></text:p>
      <text:p text:style-name="P5">Does it look like we will encounter any problems with memory</text:p>
      <text:p text:style-name="P5">contents being modified during the course of our capture?</text:p>
      <text:p text:style-name="P4">Doesn’t look like it <text:span text:style-name="T7">because none of the commands write to memory</text:span>, we can just skip the other commands and only attend to packet <text:span text:style-name="T8">IDs</text:span> that have the ‘Fast Read’ command.</text:p>
      <text:p text:style-name="P2"/>
      <text:p text:style-name="P1">2) Memory Contents Reconstruction</text:p>
      <text:p text:style-name="P2"/>
      <text:p text:style-name="P8">Files attach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9T13:45:22.541174174</meta:creation-date>
    <meta:generator>LibreOffice/6.4.6.2$Linux_X86_64 LibreOffice_project/40$Build-2</meta:generator>
    <dc:date>2021-04-16T13:28:44.476704979</dc:date>
    <meta:editing-duration>P1DT7H56M7S</meta:editing-duration>
    <meta:editing-cycles>17</meta:editing-cycles>
    <meta:document-statistic meta:table-count="0" meta:image-count="0" meta:object-count="0" meta:page-count="1" meta:paragraph-count="11" meta:word-count="92" meta:character-count="543" meta:non-whitespace-character-count="461"/>
  </office:meta>
</office:document-meta>
</file>